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Heading_20_1" style:list-style-name="WWNum1"/>
    <style:style style:name="P1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czyuw2yex2w"/><text:span text:style-name="T1">Sistemas Informáticos (Computer Systems)</text:span><text:span text:style-name="T2"><text:line-break/></text:span><text:span text:style-name="T3">Unit 08. Activities 01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December 2023</text:span></text:p>
      <text:p text:style-name="P5"/>
      <text:p text:style-name="P4"><text:span text:style-name="T6">Unit 08. Activities 01</text:span></text:p>
      <text:list xml:id="list3899808913" text:style-name="WWNum1">
        <text:list-item>
          <text:p text:style-name="P11"><text:bookmark text:name="_dbh0n1vac4c8"/>Exercise 01</text:p>
        </text:list-item>
      </text:list>
      <text:p text:style-name="Standard">Try to assemble a computer using free games like PC Creator. <text:a xlink:type="simple" xlink:href="https://play.google.com/store/apps/details?id=com.ultraandre.pccreator&amp;hl=en&amp;gl=US&amp;pli=1" text:style-name="ListLabel_20_1" text:visited-style-name="ListLabel_20_1"><text:span text:style-name="T9">https://play.google.com/store/apps/details?id=com.ultraandre.pccreator&amp;hl=en&amp;gl=US&amp;pli=1</text:span></text:a></text:p>
      <text:list xml:id="list110040335621126" text:continue-numbering="true" text:style-name="WWNum1">
        <text:list-item>
          <text:p text:style-name="P11"><text:bookmark text:name="_z3kggxi53y28"/>Exercise 02</text:p>
        </text:list-item>
      </text:list>
      <text:p text:style-name="Standard">Try to find on the Internet “Cheat sheets” about to assemble a computer. Share and discuss them in forum.</text:p>
      <text:list xml:id="list110041063884725" text:continue-numbering="true" text:style-name="WWNum1">
        <text:list-item>
          <text:p text:style-name="P11"><text:bookmark text:name="_1szm6wc6au3l"/>Exercise 03</text:p>
        </text:list-item>
      </text:list>
      <text:p text:style-name="Standard">Try to find on the Internet “Cheat sheets” about to repair a computer. Share and discuss them in foru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8. Computer assembly and repair</text:span></text:p>
      </style:header>
      <style:footer>
        <text:p text:style-name="MP4"><text:span text:style-name="MT1">CFGS DAM/DAW<text:tab/><text:tab/>Unit 08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3" meta:word-count="96" meta:character-count="648" meta:non-whitespace-character-count="565"/>
    <meta:generator>LibreOfficeDev/6.0.5.2$Linux_X86_64 LibreOffice_project/</meta:generator>
  </office:meta>
</office:document-meta>
</file>